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JetBrains Mono1" svg:font-family="'JetBrains Mono'"/>
    <style:font-face style:name="Liberation Sans" svg:font-family="'Liberation Sans'" style:font-family-generic="swiss" style:font-pitch="variable"/>
    <style:font-face style:name="Roboto" svg:font-family="Roboto, Arial, sans-serif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2c03ab" officeooo:paragraph-rsid="00154cbe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2c03ab" officeooo:paragraph-rsid="001438eb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weight="normal" officeooo:rsid="001ec6f6" officeooo:paragraph-rsid="001438eb" style:font-weight-asian="normal" style:font-weight-complex="normal"/>
    </style:style>
    <style:style style:name="P4" style:family="paragraph" style:parent-style-name="Standard">
      <style:text-properties fo:font-size="16pt" fo:font-weight="bold" officeooo:rsid="001d737c" officeooo:paragraph-rsid="001438eb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d737c" officeooo:paragraph-rsid="001438eb"/>
    </style:style>
    <style:style style:name="P6" style:family="paragraph" style:parent-style-name="Standard">
      <style:text-properties fo:font-weight="bold" officeooo:rsid="001d737c" officeooo:paragraph-rsid="000a7123" style:font-weight-asian="bold" style:font-weight-complex="bold"/>
    </style:style>
    <style:style style:name="P7" style:family="paragraph" style:parent-style-name="Standard">
      <style:text-properties fo:font-weight="bold" officeooo:rsid="001d737c" officeooo:paragraph-rsid="001438eb" style:font-weight-asian="bold" style:font-weight-complex="bold"/>
    </style:style>
    <style:style style:name="P8" style:family="paragraph" style:parent-style-name="Standard">
      <style:text-properties fo:font-weight="bold" officeooo:rsid="001741df" officeooo:paragraph-rsid="001741df" style:font-weight-asian="bold" style:font-weight-complex="bold"/>
    </style:style>
    <style:style style:name="P9" style:family="paragraph" style:parent-style-name="Standard">
      <style:text-properties officeooo:rsid="002c03ab" officeooo:paragraph-rsid="001438eb"/>
    </style:style>
    <style:style style:name="P10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rsid="001d737c" officeooo:paragraph-rsid="001438eb" style:font-weight-asian="bold" style:font-weight-complex="bold"/>
    </style:style>
    <style:style style:name="P11" style:family="paragraph" style:parent-style-name="Standard">
      <style:text-properties officeooo:rsid="000f247d" officeooo:paragraph-rsid="001438eb"/>
    </style:style>
    <style:style style:name="P12" style:family="paragraph" style:parent-style-name="Standard">
      <style:text-properties officeooo:rsid="001438eb" officeooo:paragraph-rsid="001438eb"/>
    </style:style>
    <style:style style:name="P13" style:family="paragraph" style:parent-style-name="Standard">
      <style:text-properties officeooo:rsid="00154cbe" officeooo:paragraph-rsid="00154cbe"/>
    </style:style>
    <style:style style:name="P14" style:family="paragraph" style:parent-style-name="Standard">
      <style:text-properties officeooo:rsid="00154cbe" officeooo:paragraph-rsid="00180cd0"/>
    </style:style>
    <style:style style:name="P15" style:family="paragraph" style:parent-style-name="Standard">
      <style:text-properties officeooo:rsid="00180cd0" officeooo:paragraph-rsid="00180cd0"/>
    </style:style>
    <style:style style:name="P16" style:family="paragraph" style:parent-style-name="Standard">
      <style:text-properties officeooo:paragraph-rsid="001438eb"/>
    </style:style>
    <style:style style:name="P17" style:family="paragraph" style:parent-style-name="Standard">
      <style:text-properties fo:font-weight="normal" officeooo:rsid="001d737c" officeooo:paragraph-rsid="0019b36c" style:font-weight-asian="bold" style:font-weight-complex="bold"/>
    </style:style>
    <style:style style:name="P18" style:family="paragraph" style:parent-style-name="Standard">
      <style:text-properties fo:font-weight="normal" officeooo:rsid="001ec6f6" officeooo:paragraph-rsid="000a7123" style:font-weight-asian="normal" style:font-weight-complex="normal"/>
    </style:style>
    <style:style style:name="P19" style:family="paragraph" style:parent-style-name="Standard">
      <style:text-properties officeooo:rsid="001741df" officeooo:paragraph-rsid="001741df"/>
    </style:style>
    <style:style style:name="P20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rsid="001d737c" officeooo:paragraph-rsid="001741df" style:font-weight-asian="bold" style:font-weight-complex="bold"/>
    </style:style>
    <style:style style:name="P21" style:family="paragraph" style:parent-style-name="Standard">
      <style:text-properties officeooo:rsid="001d737c" officeooo:paragraph-rsid="001438eb"/>
    </style:style>
    <style:style style:name="T1" style:family="text">
      <style:text-properties fo:font-size="12pt" officeooo:rsid="002c03ab" style:font-size-asian="12pt" style:font-size-complex="12pt"/>
    </style:style>
    <style:style style:name="T2" style:family="text">
      <style:text-properties officeooo:rsid="00113872"/>
    </style:style>
    <style:style style:name="T3" style:family="text">
      <style:text-properties officeooo:rsid="0027663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3872" style:font-weight-asian="bold" style:font-weight-complex="bold"/>
    </style:style>
    <style:style style:name="T6" style:family="text">
      <style:text-properties fo:font-weight="bold" officeooo:rsid="001ec6f6" style:font-weight-asian="bold" style:font-weight-complex="bold"/>
    </style:style>
    <style:style style:name="T7" style:family="text">
      <style:text-properties fo:font-weight="bold" officeooo:rsid="001d737c" style:font-weight-asian="bold" style:font-weight-complex="bold"/>
    </style:style>
    <style:style style:name="T8" style:family="text">
      <style:text-properties officeooo:rsid="000a7123"/>
    </style:style>
    <style:style style:name="T9" style:family="text">
      <style:text-properties officeooo:rsid="002d9ef3"/>
    </style:style>
    <style:style style:name="T10" style:family="text">
      <style:text-properties officeooo:rsid="000ed250"/>
    </style:style>
    <style:style style:name="T11" style:family="text">
      <style:text-properties fo:font-weight="normal" officeooo:rsid="001ec6f6" style:font-weight-asian="normal" style:font-weight-complex="normal"/>
    </style:style>
    <style:style style:name="T12" style:family="text">
      <style:text-properties fo:font-weight="normal" officeooo:rsid="001164ab" style:font-weight-asian="normal" style:font-weight-complex="normal"/>
    </style:style>
    <style:style style:name="T13" style:family="text">
      <style:text-properties fo:font-weight="normal" officeooo:rsid="002c03ab" style:font-weight-asian="normal" style:font-weight-complex="normal"/>
    </style:style>
    <style:style style:name="T14" style:family="text">
      <style:text-properties fo:font-weight="normal" officeooo:rsid="00154cbe" style:font-weight-asian="normal" style:font-weight-complex="normal"/>
    </style:style>
    <style:style style:name="T15" style:family="text">
      <style:text-properties fo:font-weight="normal" officeooo:rsid="001438eb" style:font-weight-asian="normal" style:font-weight-complex="normal"/>
    </style:style>
    <style:style style:name="T16" style:family="text">
      <style:text-properties fo:font-weight="normal" officeooo:rsid="00180cd0" style:font-weight-asian="normal" style:font-weight-complex="normal"/>
    </style:style>
    <style:style style:name="T17" style:family="text">
      <style:text-properties fo:font-weight="normal" officeooo:rsid="0019b36c" style:font-weight-asian="normal" style:font-weight-complex="normal"/>
    </style:style>
    <style:style style:name="T18" style:family="text">
      <style:text-properties officeooo:rsid="001438eb"/>
    </style:style>
    <style:style style:name="T19" style:family="text">
      <style:text-properties officeooo:rsid="001741df"/>
    </style:style>
    <style:style style:name="T20" style:family="text">
      <style:text-properties officeooo:rsid="001d737c"/>
    </style:style>
    <style:style style:name="T21" style:family="text">
      <style:text-properties officeooo:rsid="00180cd0"/>
    </style:style>
    <style:style style:name="T22" style:family="text">
      <style:text-properties officeooo:rsid="00154cbe"/>
    </style:style>
    <style:style style:name="T23" style:family="text">
      <style:text-properties officeooo:rsid="0019b36c"/>
    </style:style>
    <style:style style:name="T24" style:family="text">
      <style:text-properties fo:font-variant="normal" fo:text-transform="none" fo:color="#202124" loext:opacity="100%" style:font-name="Roboto" fo:font-size="10.5pt" fo:letter-spacing="normal" fo:font-style="normal"/>
    </style:style>
    <style:style style:name="T25" style:family="text">
      <style:text-properties fo:font-variant="normal" fo:text-transform="none" fo:color="#202124" loext:opacity="100%" style:font-name="Roboto" fo:font-size="10.5pt" fo:letter-spacing="normal" fo:font-style="normal" officeooo:rsid="001438e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Практическое занятие №<text:span text:style-name="T23">9</text:span></text:p>
      <text:p text:style-name="P4"/>
      <text:p text:style-name="P16"><text:span text:style-name="T7">Тема:</text:span><text:span text:style-name="T20"> </text:span>Составление программ со словарями в IDE PyCharm Community.</text:p>
      <text:p text:style-name="P5"/>
      <text:p text:style-name="P16"><text:span text:style-name="T7">Цель:</text:span><text:span text:style-name="T20"> </text:span>закрепить усвоенные знания, понятия, алгоритмы, основные принципы составления программ, приобрести навыки составление программ со словарями в IDE PyCharm Community.</text:p>
      <text:p text:style-name="P5"/>
      <text:p text:style-name="P7">Постановка задачи №1.</text:p>
      <text:p text:style-name="P12">Организовать словарь 10 русско- английских слов, обеспечивающий "перевод" русского слова на английского.</text:p>
      <text:p text:style-name="P5"/>
      <text:p text:style-name="P9"><text:span text:style-name="T4">Тип алгоритма:</text:span> <text:span text:style-name="T23">Линейный</text:span></text:p>
      <text:p text:style-name="P7"><text:tab/><text:tab/><text:tab/><text:tab/><text:tab/><text:tab/><text:tab/></text:p>
      <text:p text:style-name="P7"><text:span text:style-name="T9">Т</text:span>екст программы:</text:p>
      <text:p text:style-name="P8"><text:tab/></text:p>
      <text:p text:style-name="P17"><text:span text:style-name="T25"># Организовать словарь 10 русско- английских слов, обеспечивающий</text:span></text:p>
      <text:p text:style-name="P17"><text:span text:style-name="T25"># "перевод" русского слова на английского.</text:span></text:p>
      <text:p text:style-name="P17"><text:span text:style-name="T25"/></text:p>
      <text:p text:style-name="P17"><text:span text:style-name="T25">dict = {"привет": "hello",</text:span></text:p>
      <text:p text:style-name="P17"><text:span text:style-name="T25"><text:s text:c="8"/>"пока": "bye",</text:span></text:p>
      <text:p text:style-name="P17"><text:span text:style-name="T25"><text:s text:c="8"/>"весна": "spring",</text:span></text:p>
      <text:p text:style-name="P17"><text:span text:style-name="T25"><text:s text:c="8"/>"мир": "world",</text:span></text:p>
      <text:p text:style-name="P17"><text:span text:style-name="T25"><text:s text:c="8"/>"клавиатура": "keyboard",</text:span></text:p>
      <text:p text:style-name="P17"><text:span text:style-name="T25"><text:s text:c="8"/>"мышь": "mouse",</text:span></text:p>
      <text:p text:style-name="P17"><text:span text:style-name="T25"><text:s text:c="8"/>"пакет": "package",</text:span></text:p>
      <text:p text:style-name="P17"><text:span text:style-name="T25"><text:s text:c="8"/>"телефон": "phone",</text:span></text:p>
      <text:p text:style-name="P17"><text:span text:style-name="T25"><text:s text:c="8"/>"проект": "project",</text:span></text:p>
      <text:p text:style-name="P17"><text:span text:style-name="T25"><text:s text:c="8"/>"главный": "main"</text:span></text:p>
      <text:p text:style-name="P17"><text:span text:style-name="T25"><text:s text:c="8"/>}</text:span></text:p>
      <text:p text:style-name="P17"><text:span text:style-name="T25"/></text:p>
      <text:p text:style-name="P17"><text:span text:style-name="T25"/></text:p>
      <text:p text:style-name="P17"><text:span text:style-name="T25">word = input("Введите слово: ")</text:span></text:p>
      <text:p text:style-name="P17"><text:span text:style-name="T25"/></text:p>
      <text:p text:style-name="P17"><text:span text:style-name="T25">if word in dict:</text:span></text:p>
      <text:p text:style-name="P17"><text:span text:style-name="T25"><text:s text:c="4"/>print(dict[word])</text:span><text:span text:style-name="T24"><text:line-break/></text:span></text:p>
      <text:p text:style-name="P10"/>
      <text:p text:style-name="P7">Протокол работы программы:</text:p>
      <text:p text:style-name="P7"/>
      <text:p text:style-name="P5">Введите слово: привет</text:p>
      <text:p text:style-name="P5">hello</text:p>
      <text:p text:style-name="P5"/>
      <text:p text:style-name="P5"/>
      <text:p text:style-name="P5"><text:span text:style-name="T5">Вывод: </text:span><text:span text:style-name="T6"><text:s/></text:span><text:span text:style-name="T11">в процессе выполнения практического занятия выработал навыки составления программ </text:span><text:span text:style-name="T12">цикличной</text:span><text:span text:style-name="T13"> структуры</text:span><text:span text:style-name="T11">. </text:span><text:span text:style-name="T13">Были использованы языковые конструкции </text:span><text:span text:style-name="T12">if</text:span><text:span text:style-name="T14">, </text:span><text:span text:style-name="T17">dict</text:span><text:span text:style-name="T16">.</text:span></text:p>
      <text:p text:style-name="P3"><text:span text:style-name="T2">Выполнены разработка кода, </text:span><text:span text:style-name="T3">написание отчета к программе.</text:span><text:span text:style-name="T1"><text:tab/><text:tab/><text:tab/><text:tab/><text:tab/><text:tab/></text:span></text:p>
      <text:p text:style-name="P6"/>
      <text:p text:style-name="P6"/>
      <text:p text:style-name="P6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JetBrains Mono1" svg:font-family="'JetBrains Mono'"/>
    <style:font-face style:name="Liberation Sans" svg:font-family="'Liberation Sans'" style:font-family-generic="swiss" style:font-pitch="variable"/>
    <style:font-face style:name="Roboto" svg:font-family="Roboto, Arial, sans-serif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2pt" fo:font-weight="normal" officeooo:rsid="002c03ab" officeooo:paragraph-rsid="00154cbe" style:font-size-asian="12pt" style:font-weight-asian="normal" style:font-size-complex="12pt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2-03T15:40:03.861434459</dc:date>
    <meta:editing-cycles>4</meta:editing-cycles>
    <meta:editing-duration>PT15M27S</meta:editing-duration>
    <meta:document-statistic meta:table-count="0" meta:image-count="0" meta:object-count="0" meta:page-count="1" meta:paragraph-count="30" meta:word-count="131" meta:character-count="1148" meta:non-whitespace-character-count="945"/>
    <meta:user-defined meta:name="Поле 1"/>
    <meta:user-defined meta:name="Поле 2"/>
    <meta:user-defined meta:name="Поле 3"/>
    <meta:user-defined meta:name="Поле 4"/>
  </office:meta>
</office:document-meta>
</file>